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00dcff" draw:textarea-horizontal-align="left" draw:textarea-vertical-align="top"/>
    </style:style>
    <style:style style:name="gr3" style:family="graphic" style:parent-style-name="standard">
      <style:graphic-properties draw:fill="solid" draw:fill-color="#00cccc" draw:textarea-horizontal-align="left" draw:textarea-vertical-align="top"/>
    </style:style>
    <style:style style:name="gr4" style:family="graphic" style:parent-style-name="standard">
      <style:graphic-properties draw:fill="solid" draw:fill-color="#23b8dc" draw:textarea-horizontal-align="left" draw:textarea-vertical-align="top"/>
    </style:style>
    <style:style style:name="gr5" style:family="graphic" style:parent-style-name="standard">
      <style:graphic-properties draw:fill="solid" draw:fill-color="#ffff99" draw:textarea-horizontal-align="left" draw:textarea-vertical-align="top"/>
    </style:style>
    <style:style style:name="gr6" style:family="graphic" style:parent-style-name="standard">
      <style:graphic-properties draw:fill="solid" draw:fill-color="#ffff66" draw:textarea-horizontal-align="left" draw:textarea-vertical-align="top"/>
    </style:style>
    <style:style style:name="gr7" style:family="graphic" style:parent-style-name="standard">
      <style:graphic-properties draw:fill="solid" draw:fill-color="#e6e64c" draw:textarea-horizontal-align="left" draw:textarea-vertical-align="top"/>
    </style:style>
    <style:style style:name="gr8" style:family="graphic" style:parent-style-name="standard">
      <style:graphic-properties draw:fill="solid" draw:fill-color="#cccc00" draw:textarea-horizontal-align="left" draw:textarea-vertical-align="top"/>
    </style:style>
    <style:style style:name="gr9" style:family="graphic" style:parent-style-name="standard">
      <style:graphic-properties draw:fill="solid" draw:fill-color="#eb613d" draw:textarea-horizontal-align="left" draw:textarea-vertical-align="top"/>
    </style:style>
    <style:style style:name="gr10" style:family="graphic" style:parent-style-name="standard">
      <style:graphic-properties draw:fill="solid" draw:fill-color="#b84747" draw:textarea-horizontal-align="left" draw:textarea-vertical-align="top"/>
    </style:style>
    <style:style style:name="gr11" style:family="graphic" style:parent-style-name="standard">
      <style:graphic-properties draw:fill="solid" draw:fill-color="#dc2300" draw:textarea-horizontal-align="left" draw:textarea-vertical-align="top"/>
    </style:style>
    <style:style style:name="gr12" style:family="graphic" style:parent-style-name="standard">
      <style:graphic-properties draw:fill="solid" draw:fill-color="#ff3333" draw:textarea-horizontal-align="left" draw:textarea-vertical-align="top"/>
    </style:style>
    <style:style style:name="gr13" style:family="graphic" style:parent-style-name="standard">
      <style:graphic-properties draw:fill="solid" draw:fill-color="#ff0000" draw:textarea-horizontal-align="left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7cm" svg:height="12.3cm" svg:x="2cm" svg:y="16.4cm">
          <text:p text:style-name="P1"><text:span text:style-name="T1">core</text:span></text:p>
        </draw:rect>
        <draw:rect draw:style-name="gr2" draw:text-style-name="P2" draw:layer="layout" svg:width="15.4cm" svg:height="1.286cm" svg:x="2.8cm" svg:y="23.667cm">
          <text:p text:style-name="P1"><text:span text:style-name="T1">room</text:span></text:p>
        </draw:rect>
        <draw:rect draw:style-name="gr3" draw:text-style-name="P2" draw:layer="layout" svg:width="15.39cm" svg:height="1.286cm" svg:x="2.81cm" svg:y="17.3cm">
          <text:p text:style-name="P1"><text:span text:style-name="T1">genmodel</text:span></text:p>
        </draw:rect>
        <draw:rect draw:style-name="gr4" draw:text-style-name="P2" draw:layer="layout" svg:width="7.4cm" svg:height="1.286cm" svg:x="10.8cm" svg:y="22.154cm">
          <text:p text:style-name="P1"><text:span text:style-name="T1">config</text:span></text:p>
        </draw:rect>
        <draw:rect draw:style-name="gr5" draw:text-style-name="P2" draw:layer="layout" svg:width="17cm" svg:height="7.4cm" svg:x="2cm" svg:y="8.5cm">
          <text:p text:style-name="P1"><text:span text:style-name="T1">ui</text:span></text:p>
        </draw:rect>
        <draw:rect draw:style-name="gr6" draw:text-style-name="P2" draw:layer="layout" svg:width="6.411cm" svg:height="6.2cm" svg:x="2.689cm" svg:y="9.2cm">
          <text:p text:style-name="P1"><text:span text:style-name="T1">textual</text:span></text:p>
        </draw:rect>
        <draw:rect draw:style-name="gr7" draw:text-style-name="P2" draw:layer="layout" svg:width="2.462cm" svg:height="1.189cm" svg:x="3.171cm" svg:y="10.339cm">
          <text:p text:style-name="P1"><text:span text:style-name="T1">etphys.ui</text:span></text:p>
        </draw:rect>
        <draw:rect draw:style-name="gr8" draw:text-style-name="P2" draw:layer="layout" svg:width="2.462cm" svg:height="1.221cm" svg:x="6.096cm" svg:y="10.339cm">
          <text:p text:style-name="P1"><text:span text:style-name="T1">etmap.ui</text:span></text:p>
        </draw:rect>
        <draw:rect draw:style-name="gr6" draw:text-style-name="P2" draw:layer="layout" svg:width="8.525cm" svg:height="6.159cm" svg:x="9.609cm" svg:y="9.241cm">
          <text:p text:style-name="P1"><text:span text:style-name="T1">graphical</text:span></text:p>
        </draw:rect>
        <draw:rect draw:style-name="gr8" draw:text-style-name="P2" draw:layer="layout" svg:width="3.415cm" svg:height="1.261cm" svg:x="14.385cm" svg:y="10.339cm">
          <text:p text:style-name="P1"><text:span text:style-name="T1">ui.behavior</text:span></text:p>
        </draw:rect>
        <draw:rect draw:style-name="gr7" draw:text-style-name="P2" draw:layer="layout" svg:width="3.415cm" svg:height="1.339cm" svg:x="14.385cm" svg:y="13.661cm">
          <text:p text:style-name="P1"><text:span text:style-name="T1">ui.common</text:span></text:p>
        </draw:rect>
        <draw:rect draw:style-name="gr7" draw:text-style-name="P2" draw:layer="layout" svg:width="3.417cm" svg:height="1.261cm" svg:x="10.008cm" svg:y="10.339cm">
          <text:p text:style-name="P1"><text:span text:style-name="T1">ui.structure</text:span></text:p>
        </draw:rect>
        <draw:rect draw:style-name="gr7" draw:text-style-name="P2" draw:layer="layout" svg:width="3.415cm" svg:height="1.339cm" svg:x="10cm" svg:y="12.061cm">
          <text:p text:style-name="P1"><text:span text:style-name="T1">ui.commands</text:span></text:p>
        </draw:rect>
        <draw:rect draw:style-name="gr9" draw:text-style-name="P2" draw:layer="layout" svg:width="17.037cm" svg:height="6.16cm" svg:x="1.963cm" svg:y="1.9cm">
          <text:p text:style-name="P1"><text:span text:style-name="T1">generators</text:span></text:p>
        </draw:rect>
        <draw:rect draw:style-name="gr10" draw:text-style-name="P2" draw:layer="layout" svg:width="3.017cm" svg:height="1.254cm" svg:x="6.775cm" svg:y="2.746cm">
          <text:p text:style-name="P1"><text:span text:style-name="T1">generator.c</text:span></text:p>
        </draw:rect>
        <draw:rect draw:style-name="gr11" draw:text-style-name="P2" draw:layer="layout" svg:width="3.505cm" svg:height="1.254cm" svg:x="2.661cm" svg:y="2.746cm">
          <text:p text:style-name="P1"><text:span text:style-name="T1">generator.java</text:span></text:p>
        </draw:rect>
        <draw:rect draw:style-name="gr12" draw:text-style-name="P2" draw:layer="layout" svg:width="3.484cm" svg:height="1.254cm" svg:x="14.516cm" svg:y="2.746cm">
          <text:p text:style-name="P1"><text:span text:style-name="T1">generator.doc</text:span></text:p>
        </draw:rect>
        <draw:rect draw:style-name="gr13" draw:text-style-name="P2" draw:layer="layout" svg:width="15.339cm" svg:height="1.262cm" svg:x="2.661cm" svg:y="6.2cm">
          <text:p text:style-name="P1"><text:span text:style-name="T1">generator</text:span></text:p>
        </draw:rect>
        <draw:rect draw:style-name="gr4" draw:text-style-name="P2" draw:layer="layout" svg:width="15.4cm" svg:height="1.286cm" svg:x="2.8cm" svg:y="20.55cm">
          <text:p text:style-name="P1"><text:span text:style-name="T1">etmap</text:span></text:p>
        </draw:rect>
        <draw:rect draw:style-name="gr4" draw:text-style-name="P2" draw:layer="layout" svg:width="7.2cm" svg:height="1.287cm" svg:x="2.8cm" svg:y="22.147cm">
          <text:p text:style-name="P1"><text:span text:style-name="T1">etphys</text:span></text:p>
        </draw:rect>
        <draw:rect draw:style-name="gr11" draw:text-style-name="P2" draw:layer="layout" svg:width="3.505cm" svg:height="1.254cm" svg:x="10.401cm" svg:y="2.746cm">
          <text:p text:style-name="P1"><text:span text:style-name="T1">generator.cpp</text:span></text:p>
        </draw:rect>
        <draw:rect draw:style-name="gr7" draw:text-style-name="P2" draw:layer="layout" svg:width="2.462cm" svg:height="1.262cm" svg:x="3.22cm" svg:y="12.061cm">
          <text:p text:style-name="P1"><text:span text:style-name="T1">room.ui</text:span></text:p>
        </draw:rect>
        <draw:rect draw:style-name="gr8" draw:text-style-name="P2" draw:layer="layout" svg:width="2.462cm" svg:height="1.295cm" svg:x="6.145cm" svg:y="12.061cm">
          <text:p text:style-name="P1"><text:span text:style-name="T1">config.ui</text:span></text:p>
        </draw:rect>
        <draw:rect draw:style-name="gr3" draw:text-style-name="P2" draw:layer="layout" svg:width="15.4cm" svg:height="1.285cm" svg:x="2.8cm" svg:y="18.915cm">
          <text:p text:style-name="P1"><text:span text:style-name="T1">genmodel.fsm</text:span></text:p>
        </draw:rect>
        <draw:rect draw:style-name="gr2" draw:text-style-name="P2" draw:layer="layout" svg:width="15.39cm" svg:height="1.285cm" svg:x="2.81cm" svg:y="25.336cm">
          <text:p text:style-name="P1"><text:span text:style-name="T1">fsm</text:span></text:p>
        </draw:rect>
        <draw:rect draw:style-name="gr2" draw:text-style-name="P2" draw:layer="layout" svg:width="15.39cm" svg:height="1.286cm" svg:x="2.81cm" svg:y="27.014cm">
          <text:p text:style-name="P1"><text:span text:style-name="T1">common</text:span></text:p>
        </draw:rect>
        <draw:rect draw:style-name="gr13" draw:text-style-name="P2" draw:layer="layout" svg:width="15.339cm" svg:height="1.262cm" svg:x="2.661cm" svg:y="4.5cm">
          <text:p text:style-name="P1"><text:span text:style-name="T1">generator.fsm</text:span></text:p>
        </draw:rect>
        <draw:rect draw:style-name="gr7" draw:text-style-name="P2" draw:layer="layout" svg:width="3.416cm" svg:height="1.339cm" svg:x="10.052cm" svg:y="13.662cm">
          <text:p text:style-name="P1"><text:span text:style-name="T1">ui.common.base</text:span></text:p>
        </draw:rect>
        <draw:rect draw:style-name="gr8" draw:text-style-name="P2" draw:layer="layout" svg:width="3.415cm" svg:height="1.261cm" svg:x="14.385cm" svg:y="12.04cm">
          <text:p text:style-name="P1"><text:span text:style-name="T1">ui.behavior.fsm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nrik Rentz-Reichert</meta:initial-creator>
    <meta:creation-date>2012-11-06T11:21:18.16</meta:creation-date>
    <dc:date>2014-08-22T18:55:54.94</dc:date>
    <dc:creator>Henrik Rentz-Reichert</dc:creator>
    <meta:editing-duration>PT1H9M5S</meta:editing-duration>
    <meta:editing-cycles>5</meta:editing-cycles>
    <meta:generator>OpenOffice/4.0.0$Win32 OpenOffice.org_project/400m3$Build-9702</meta:generator>
    <meta:document-statistic meta:object-count="29"/>
  </office:meta>
</office:document-meta>
</file>